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555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37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Resource</text:p>
          </table:table-cell>
          <table:table-cell office:value-type="string">
            <text:p>Resource Ratio</text:p>
          </table:table-cell>
          <table:table-cell office:value-type="string">
            <text:p>Research Ratio</text:p>
          </table:table-cell>
          <table:table-cell office:value-type="string">
            <text:p>Research Type</text:p>
          </table:table-cell>
          <table:table-cell office:value-type="string">
            <text:p>Drone Cost</text:p>
          </table:table-cell>
          <table:table-cell office:value-type="string">
            <text:p>Drone Cost Ratio</text:p>
          </table:table-cell>
          <table:table-cell office:value-type="string">
            <text:p>Drone Types</text:p>
          </table:table-cell>
          <table:table-cell office:value-type="string">
            <text:p>Drone Ships</text:p>
          </table:table-cell>
        </table:table-row>
        <table:table-row table:style-name="ro1">
          <table:table-cell office:value-type="string">
            <text:p>Miner's Guild</text:p>
          </table:table-cell>
          <table:table-cell office:value-type="string">
            <text:p>mineg</text:p>
          </table:table-cell>
          <table:table-cell office:value-type="float" office:value="300">
            <text:p>300</text:p>
          </table:table-cell>
          <table:table-cell/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Mining Laser I</text:p>
          </table:table-cell>
          <table:table-cell office:value-type="string">
            <text:p>minelas1</text:p>
          </table:table-cell>
          <table:table-cell office:value-type="float" office:value="450">
            <text:p>450</text:p>
          </table:table-cell>
          <table:table-cell office:value-type="string">
            <text:p>mineg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Mining Laser II</text:p>
          </table:table-cell>
          <table:table-cell office:value-type="string">
            <text:p>minelas2</text:p>
          </table:table-cell>
          <table:table-cell office:value-type="float" office:value="600">
            <text:p>600</text:p>
          </table:table-cell>
          <table:table-cell office:value-type="string">
            <text:p>minelas1</text:p>
          </table:table-cell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Personnel Training</text:p>
          </table:table-cell>
          <table:table-cell office:value-type="string">
            <text:p>pertrain</text:p>
          </table:table-cell>
          <table:table-cell office:value-type="float" office:value="400">
            <text:p>400</text:p>
          </table:table-cell>
          <table:table-cell office:value-type="string">
            <text:p>csprop1 cscol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WorldTyp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Assembly Line</text:p>
          </table:table-cell>
          <table:table-cell office:value-type="string">
            <text:p>droneprod1</text:p>
          </table:table-cell>
          <table:table-cell office:value-type="float" office:value="400">
            <text:p>40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string">
            <text:p>All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0">08/10/2008</text:date>, <text:time>20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8-10T20:28:21</dc:date>
    <meta:editing-cycles>10</meta:editing-cycles>
    <meta:editing-duration>PT2H25M17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